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-asian="MS Mincho" fo:font-weight="bold" style:font-weight-asian="bold" style:font-weight-complex="bold" fo:font-size="48pt" style:font-size-asian="48pt" style:font-size-complex="48pt"/>
    </style:style>
    <style:style style:name="P2" style:parent-style-name="Normal" style:family="paragraph">
      <style:paragraph-properties fo:text-align="center"/>
      <style:text-properties style:font-name-asian="MS Mincho" fo:font-size="20pt" style:font-size-asian="20pt" style:font-size-complex="20pt"/>
    </style:style>
    <style:style style:name="P3" style:parent-style-name="Normal" style:family="paragraph">
      <style:paragraph-properties fo:text-align="center"/>
      <style:text-properties style:font-name-asian="MS Mincho" fo:font-size="20pt" style:font-size-asian="20pt" style:font-size-complex="20pt"/>
    </style:style>
    <style:style style:name="P4" style:parent-style-name="Normal" style:family="paragraph">
      <style:paragraph-properties fo:margin-top="0.1666in" fo:margin-bottom="0.1666in"/>
      <style:text-properties style:font-name-asian="MS Mincho"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paragraph-properties fo:margin-top="0.1666in" fo:margin-bottom="0.1666in"/>
    </style:style>
    <style:style style:name="T6" style:parent-style-name="DefaultParagraphFont" style:family="text">
      <style:text-properties style:font-name-asian="MS Mincho" fo:font-size="14pt" style:font-size-asian="14pt" style:font-size-complex="14pt"/>
    </style:style>
    <style:style style:name="T7" style:parent-style-name="DefaultParagraphFont" style:family="text">
      <style:text-properties style:font-name-asian="MS Mincho" fo:font-size="14pt" style:font-size-asian="14pt" style:font-size-complex="14pt"/>
    </style:style>
    <style:style style:name="T8" style:parent-style-name="DefaultParagraphFont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style:font-name-asian="MS Mincho" fo:font-size="14pt" style:font-size-asian="14pt" style:font-size-complex="14pt"/>
    </style:style>
    <style:style style:name="P10" style:parent-style-name="Normal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11" style:parent-style-name="Normal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16pt" style:font-size-asian="16pt" style:font-size-complex="16pt"/>
    </style:style>
    <style:style style:name="P12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13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14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15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16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17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18" style:parent-style-name="Normal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19" style:parent-style-name="Normal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P20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21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22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23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24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25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26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27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28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29" style:parent-style-name="Normal" style:family="paragraph">
      <style:paragraph-properties fo:margin-top="0.1666in" fo:margin-bottom="0.1666in"/>
    </style:style>
    <style:style style:name="T30" style:parent-style-name="DefaultParagraphFont" style:family="text">
      <style:text-properties style:font-name="Aptos" style:font-name-asian="Aptos" style:font-name-complex="Aptos" fo:color="#262626"/>
    </style:style>
    <style:style style:name="T31" style:parent-style-name="DefaultParagraphFont" style:family="text">
      <style:text-properties style:font-name="Aptos" style:font-name-asian="Aptos" style:font-name-complex="Aptos" fo:color="#262626"/>
    </style:style>
    <style:style style:name="T32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262626"/>
    </style:style>
    <style:style style:name="T33" style:parent-style-name="DefaultParagraphFont" style:family="text">
      <style:text-properties style:font-name="Aptos" style:font-name-asian="Aptos" style:font-name-complex="Aptos" fo:color="#262626"/>
    </style:style>
    <style:style style:name="T34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262626"/>
    </style:style>
    <style:style style:name="T35" style:parent-style-name="DefaultParagraphFont" style:family="text">
      <style:text-properties style:font-name="Aptos" style:font-name-asian="Aptos" style:font-name-complex="Aptos" fo:color="#262626"/>
    </style:style>
    <style:style style:name="P36" style:parent-style-name="Normal" style:family="paragraph">
      <style:paragraph-properties fo:margin-top="0.1666in" fo:margin-bottom="0.1666in"/>
      <style:text-properties style:font-name="Aptos" style:font-name-asian="Aptos" style:font-name-complex="Aptos" fo:color="#262626"/>
    </style:style>
    <style:style style:name="P37" style:parent-style-name="Heading2" style:family="paragraph">
      <style:paragraph-properties fo:margin-top="0.2076in" fo:margin-bottom="0.2076in"/>
      <style:text-properties style:font-name="Aptos" style:font-name-asian="MS Mincho" style:font-name-complex="Arial" fo:font-weight="bold" style:font-weight-asian="bold" style:font-weight-complex="bold" fo:color="#000000" fo:font-size="18pt" style:font-size-asian="18pt" style:font-size-complex="18pt"/>
    </style:style>
    <style:style style:name="P38" style:parent-style-name="Normal" style:family="paragraph">
      <style:paragraph-properties fo:margin-top="0.1666in" fo:margin-bottom="0.1666in"/>
    </style:style>
    <style:style style:name="T39" style:parent-style-name="DefaultParagraphFont" style:family="text">
      <style:text-properties style:font-name-asian="MS Mincho" fo:font-size="14pt" style:font-size-asian="14pt" style:font-size-complex="14pt"/>
    </style:style>
    <style:style style:name="T40" style:parent-style-name="DefaultParagraphFont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41" style:parent-style-name="DefaultParagraphFont" style:family="text">
      <style:text-properties style:font-name-asian="MS Mincho" fo:font-size="14pt" style:font-size-asian="14pt" style:font-size-complex="14pt"/>
    </style:style>
    <style:style style:name="T42" style:parent-style-name="DefaultParagraphFont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43" style:parent-style-name="DefaultParagraphFont" style:family="text">
      <style:text-properties style:font-name-asian="MS Mincho" fo:font-size="14pt" style:font-size-asian="14pt" style:font-size-complex="14pt"/>
    </style:style>
    <style:style style:name="T44" style:parent-style-name="DefaultParagraphFont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45" style:parent-style-name="DefaultParagraphFont" style:family="text">
      <style:text-properties style:font-name-asian="MS Mincho" fo:font-size="14pt" style:font-size-asian="14pt" style:font-size-complex="14pt"/>
    </style:style>
    <style:style style:name="P46" style:parent-style-name="Normal" style:family="paragraph">
      <style:text-properties style:font-name-asian="MS Mincho" fo:font-size="18pt" style:font-size-asian="18pt" style:font-size-complex="18pt"/>
    </style:style>
    <style:style style:name="P47" style:parent-style-name="Heading2" style:family="paragraph">
      <style:paragraph-properties fo:margin-top="0.2076in" fo:margin-bottom="0.2076in"/>
      <style:text-properties style:font-name="Aptos" style:font-name-asian="MS Mincho" style:font-name-complex="Arial" fo:font-weight="bold" style:font-weight-asian="bold" style:font-weight-complex="bold" fo:color="#000000" fo:font-size="18pt" style:font-size-asian="18pt" style:font-size-complex="18pt"/>
    </style:style>
    <style:style style:name="P48" style:parent-style-name="Normal" style:family="paragraph">
      <style:paragraph-properties fo:margin-top="0.1666in" fo:margin-bottom="0.1666in"/>
    </style:style>
    <style:style style:name="T49" style:parent-style-name="DefaultParagraphFont" style:family="text">
      <style:text-properties style:font-name-asian="MS Mincho" fo:font-weight="bold" style:font-weight-asian="bold" style:font-weight-complex="bold" fo:font-size="18pt" style:font-size-asian="18pt" style:font-size-complex="18pt"/>
    </style:style>
    <style:style style:name="T50" style:parent-style-name="DefaultParagraphFont" style:family="text">
      <style:text-properties style:font-name-asian="MS Mincho" fo:font-size="18pt" style:font-size-asian="18pt" style:font-size-complex="18pt"/>
    </style:style>
    <style:style style:name="T51" style:parent-style-name="DefaultParagraphFont" style:family="text">
      <style:text-properties style:font-name-asian="MS Mincho" fo:font-size="14pt" style:font-size-asian="14pt" style:font-size-complex="14pt"/>
    </style:style>
    <style:style style:name="T52" style:parent-style-name="DefaultParagraphFont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53" style:parent-style-name="DefaultParagraphFont" style:family="text">
      <style:text-properties style:font-name-asian="MS Mincho" fo:font-size="14pt" style:font-size-asian="14pt" style:font-size-complex="14pt"/>
    </style:style>
    <style:style style:name="T54" style:parent-style-name="DefaultParagraphFont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style:font-name-asian="MS Mincho" fo:font-size="14pt" style:font-size-asian="14pt" style:font-size-complex="14pt"/>
    </style:style>
    <style:style style:name="T56" style:parent-style-name="DefaultParagraphFont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57" style:parent-style-name="DefaultParagraphFont" style:family="text">
      <style:text-properties style:font-name-asian="MS Mincho" fo:font-size="14pt" style:font-size-asian="14pt" style:font-size-complex="14pt"/>
    </style:style>
    <style:style style:name="P58" style:parent-style-name="Normal" style:family="paragraph">
      <style:paragraph-properties fo:margin-top="0.1666in" fo:margin-bottom="0.1666in"/>
    </style:style>
    <style:style style:name="T59" style:parent-style-name="DefaultParagraphFont" style:family="text">
      <style:text-properties style:font-name-asian="MS Mincho" fo:font-weight="bold" style:font-weight-asian="bold" style:font-weight-complex="bold" fo:font-size="18pt" style:font-size-asian="18pt" style:font-size-complex="18pt"/>
    </style:style>
    <style:style style:name="T60" style:parent-style-name="DefaultParagraphFont" style:family="text">
      <style:text-properties style:font-name-asian="MS Mincho" fo:font-size="18pt" style:font-size-asian="18pt" style:font-size-complex="18pt"/>
    </style:style>
    <style:style style:name="P61" style:parent-style-name="ListParagraph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62" style:parent-style-name="ListParagraph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63" style:parent-style-name="ListParagraph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64" style:parent-style-name="ListParagraph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65" style:parent-style-name="Normal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66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fo:color="#000000" fo:font-size="18pt" style:font-size-asian="18pt" style:font-size-complex="18pt"/>
    </style:style>
    <style:style style:name="P67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P68" style:parent-style-name="ListParagraph" style:family="paragraph">
      <style:paragraph-properties fo:margin-top="0.1666in" fo:margin-bottom="0.1666in"/>
    </style:style>
    <style:style style:name="T6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70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71" style:parent-style-name="ListParagraph" style:family="paragraph">
      <style:paragraph-properties fo:margin-top="0.1666in" fo:margin-bottom="0.1666in"/>
    </style:style>
    <style:style style:name="T7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73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74" style:parent-style-name="ListParagraph" style:family="paragraph">
      <style:paragraph-properties fo:margin-top="0.1666in" fo:margin-bottom="0.1666in"/>
    </style:style>
    <style:style style:name="T7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76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T7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78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79" style:parent-style-name="Normal" style:family="paragraph">
      <style:text-properties style:font-name-asian="MS Mincho" fo:font-size="18pt" style:font-size-asian="18pt" style:font-size-complex="18pt"/>
    </style:style>
  </office:automatic-styles>
  <office:body>
    <office:text text:use-soft-page-breaks="true">
      <text:p text:style-name="P1">Data Science</text:p>
      <text:p text:style-name="P2">Tomás Godoy</text:p>
      <text:p text:style-name="P3"/>
      <text:p text:style-name="P4">Descripción del dataset</text:p>
      <text:p text:style-name="P5"><text:span text:style-name="T6">El conjunto de datos utilizado corresponde a publicaciones de vehículos usados, que incluye información como precio, año de registro, marca, modelo, kilometraje, tipo de combustible, tipo de vehículo y potencia del motor, entre otras variables.</text:span><text:line-break/><text:span text:style-name="T7"><text:s/>Para el desarrollo de este proyecto se seleccionó una muestra de<text:s/></text:span><text:span text:style-name="T8">3000 registros</text:span><text:span text:style-name="T9">, con el objetivo de realizar un análisis exploratorio y visualización de datos.</text:span></text:p>
      <text:p text:style-name="P10"/>
      <text:p text:style-name="P11">Variables numéricas</text:p>
      <text:list text:style-name="LFO2" text:continue-numbering="true">
        <text:list-item>
          <text:p text:style-name="P12">Price</text:p>
        </text:list-item>
        <text:list-item>
          <text:p text:style-name="P13">YearOfRegistration</text:p>
        </text:list-item>
        <text:list-item>
          <text:p text:style-name="P14">Kilometer</text:p>
        </text:list-item>
        <text:list-item>
          <text:p text:style-name="P15">PowerPS</text:p>
        </text:list-item>
        <text:list-item>
          <text:p text:style-name="P16">PostalCode</text:p>
        </text:list-item>
        <text:list-item>
          <text:p text:style-name="P17">MonthOfRegistration</text:p>
        </text:list-item>
      </text:list>
      <text:p text:style-name="P18"/>
      <text:p text:style-name="P19">Variables categóricas</text:p>
      <text:list text:style-name="LFO1" text:continue-numbering="true">
        <text:list-item>
          <text:p text:style-name="P20">Brand</text:p>
        </text:list-item>
        <text:list-item>
          <text:p text:style-name="P21">Model</text:p>
        </text:list-item>
        <text:list-item>
          <text:p text:style-name="P22">VehicleType</text:p>
        </text:list-item>
        <text:list-item>
          <text:p text:style-name="P23">FuelType</text:p>
        </text:list-item>
        <text:list-item>
          <text:p text:style-name="P24">Gearbox</text:p>
        </text:list-item>
        <text:list-item>
          <text:p text:style-name="P25">NotRepairedDamage</text:p>
        </text:list-item>
        <text:list-item>
          <text:p text:style-name="P26">Seller</text:p>
        </text:list-item>
        <text:list-item>
          <text:p text:style-name="P27">OfferType</text:p>
        </text:list-item>
        <text:list-item>
          <text:p text:style-name="P28">Abtest</text:p>
        </text:list-item>
      </text:list>
      <text:p text:style-name="P29"><text:span text:style-name="T30">* Los valores faltantes fueron tratados mediante la imputación estadística.</text:span><text:line-break/><text:span text:style-name="T31"><text:s/>En las variables categóricas se utilizó la<text:s/></text:span><text:span text:style-name="T32">moda</text:span><text:span text:style-name="T33">, mientras que en las variables numéricas se empleó la<text:s/></text:span><text:span text:style-name="T34">mediana</text:span><text:span text:style-name="T35">, con el objetivo de preservar la distribución de los datos y reducir el impacto de valores atípicos. *</text:span></text:p>
      <text:p text:style-name="P36"/>
      <text:h text:style-name="P37" text:outline-level="2">Objetivo general</text:h>
      <text:p text:style-name="P38"><text:span text:style-name="T39">Analizar los factores que influyen en el<text:s/></text:span><text:span text:style-name="T40">precio de los vehículos usados</text:span><text:span text:style-name="T41"><text:s/>mediante técnicas de análisis exploratorio de datos y visualización, utilizando Python y las librerías<text:s/></text:span><text:span text:style-name="T42">pandas, numpy, matplotlib y seaborn</text:span><text:span text:style-name="T43">, con el fin de identificar patrones relevantes que permitan sentar las bases para un<text:s/></text:span><text:span text:style-name="T44">modelo predictivo de precios</text:span><text:span text:style-name="T45">.</text:span></text:p>
      <text:p text:style-name="P46"/>
      <text:h text:style-name="P47" text:outline-level="2">Hipótesis del proyecto</text:h>
      <text:p text:style-name="P48"><text:span text:style-name="T49">Hipótesis principal</text:span><text:span text:style-name="T50">:</text:span><text:line-break/><text:span text:style-name="T51"><text:s/>El precio de un vehículo usado está fuertemente influenciado por el<text:s/></text:span><text:span text:style-name="T52">año de registro</text:span><text:span text:style-name="T53">, el<text:s/></text:span><text:span text:style-name="T54">kilometraje</text:span><text:span text:style-name="T55"><text:s/>y la<text:s/></text:span><text:span text:style-name="T56">marca</text:span><text:span text:style-name="T57">.</text:span></text:p>
      <text:p text:style-name="P58"><text:span text:style-name="T59">Hipótesis secundarias</text:span><text:span text:style-name="T60">:</text:span></text:p>
      <text:list text:style-name="LFO4" text:continue-numbering="true">
        <text:list-item>
          <text:list>
            <text:list-item>
              <text:p text:style-name="P61">Los vehículos más nuevos tienden a tener precios más altos.</text:p>
            </text:list-item>
            <text:list-item>
              <text:p text:style-name="P62">A mayor kilometraje, menor es el precio del vehículo.</text:p>
            </text:list-item>
            <text:list-item>
              <text:p text:style-name="P63">Los vehículos con mayor potencia suelen tener precios más elevados.</text:p>
            </text:list-item>
            <text:list-item>
              <text:p text:style-name="P64">El tipo de vehículo y el tipo de combustible influyen significativamente en el precio.</text:p>
            </text:list-item>
          </text:list>
        </text:list-item>
      </text:list>
      <text:p text:style-name="P65"/>
      <text:h text:style-name="P66" text:outline-level="2">Herramientas utilizadas</text:h>
      <text:list text:style-name="LFO3" text:continue-numbering="true">
        <text:list-item>
          <text:p text:style-name="P67">Python</text:p>
        </text:list-item>
        <text:list-item>
          <text:p text:style-name="P68"><text:span text:style-name="T69">Pandas</text:span><text:span text:style-name="T70">: limpieza y manipulación de datos</text:span></text:p>
        </text:list-item>
        <text:list-item>
          <text:p text:style-name="P71"><text:span text:style-name="T72">NumPy</text:span><text:span text:style-name="T73">: operaciones numéricas</text:span></text:p>
        </text:list-item>
        <text:list-item>
          <text:p text:style-name="P74"><text:span text:style-name="T75">Matplotlib</text:span><text:span text:style-name="T76"><text:s/>y<text:s/></text:span><text:span text:style-name="T77">Seaborn</text:span><text:span text:style-name="T78">: visualización de datos</text:span></text:p>
        </text:list-item>
      </text:list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ás Godoy</meta:initial-creator>
    <dc:creator>Tomás Godoy</dc:creator>
    <meta:creation-date>2026-01-19T02:42:00Z</meta:creation-date>
    <dc:date>2026-01-19T02:42:00Z</dc:date>
    <meta:template xlink:href="Normal.dotm" xlink:type="simple"/>
    <meta:editing-cycles>1</meta:editing-cycles>
    <meta:editing-duration>PT0S</meta:editing-duration>
    <meta:document-statistic meta:page-count="1" meta:paragraph-count="3" meta:word-count="281" meta:character-count="1886" meta:row-count="13" meta:non-whitespace-character-count="1608"/>
  </office:meta>
</office:document-meta>
</file>